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dash" draw:stroke-dash="Dashed_20__28_var_29__20_6302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Dashed_20__28_var_29__20_6303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3.5cm" svg:height="2.44cm" svg:x="9.233cm" svg:y="13.917cm">
            <text:p/>
          </draw:rect>
          <draw:line draw:style-name="gr2" draw:text-style-name="P2" draw:layer="layout" svg:x1="10.983cm" svg:y1="13.917cm" svg:x2="10.983cm" svg:y2="16.356cm">
            <text:p/>
          </draw:line>
          <draw:line draw:style-name="gr3" draw:text-style-name="P2" draw:layer="layout" svg:x1="9.233cm" svg:y1="15.136cm" svg:x2="12.733cm" svg:y2="15.136cm">
            <text:p/>
          </draw:line>
          <draw:circle draw:style-name="gr4" draw:text-style-name="P4" draw:layer="layout" svg:width="0.452cm" svg:height="0.452cm" svg:x="9.882cm" svg:y="14.302cm">
            <text:p text:style-name="P3"><text:span text:style-name="T1">1</text:span></text:p>
          </draw:circle>
          <draw:circle draw:style-name="gr5" draw:text-style-name="P5" draw:layer="layout" svg:width="0.452cm" svg:height="0.452cm" svg:x="11.632cm" svg:y="14.302cm">
            <text:p text:style-name="P3"><text:span text:style-name="T2">2</text:span></text:p>
          </draw:circle>
          <draw:circle draw:style-name="gr4" draw:text-style-name="P5" draw:layer="layout" svg:width="0.452cm" svg:height="0.452cm" svg:x="9.882cm" svg:y="15.521cm">
            <text:p text:style-name="P3"><text:span text:style-name="T2">3</text:span></text:p>
          </draw:circle>
          <draw:circle draw:style-name="gr4" draw:text-style-name="P5" draw:layer="layout" svg:width="0.452cm" svg:height="0.452cm" svg:x="11.632cm" svg:y="15.521cm">
            <text:p text:style-name="P3"><text:span text:style-name="T2">4</text:span></text:p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6302" draw:display-name="Dashed (var) 6302" draw:style="rect" draw:dots1="9" draw:dots1-length="0.057cm" draw:dots2="9" draw:dots2-length="0.057cm" draw:distance="0.057cm"/>
    <draw:stroke-dash draw:name="Dashed_20__28_var_29__20_6303" draw:display-name="Dashed (var) 6303" draw:style="rect" draw:dots1="9" draw:dots1-length="0.057cm" draw:dots2="9" draw:dots2-length="0.057cm" draw:distance="0.0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5:33:26.819684636</meta:creation-date>
    <dc:date>2018-04-17T15:33:51.683885904</dc:date>
    <meta:editing-duration>PT25S</meta:editing-duration>
    <meta:editing-cycles>1</meta:editing-cycles>
    <meta:document-statistic meta:object-count="8"/>
    <meta:generator>LibreOffice/6.0.0.3$MacOSX_X86_64 LibreOffice_project/64a0f66915f38c6217de274f0aa8e15618924765</meta:generator>
  </office:meta>
</office:document-meta>
</file>